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Gladston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4.8">
            <text:p>14,8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13]+[.F16]+[.H9]" office:value-type="percentage" office:value="0.08">
            <text:p>8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15.8724362448516">
            <text:p>$15,87</text:p>
          </table:table-cell>
          <table:table-cell table:style-name="ce12" table:formula="of:=[.G2]/1.1" office:value-type="currency" office:currency="EUR" office:value="14.4294874953196">
            <text:p>14,43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616">
            <text:p>616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95">
            <text:p>9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12.0292000475541">
            <text:p>$12,03</text:p>
          </table:table-cell>
          <table:table-cell table:style-name="ce13" table:formula="of:=[.G3]/1.1" office:value-type="currency" office:currency="EUR" office:value="10.9356364068673">
            <text:p>10,94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11.181339039125">
            <text:p>11,18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43.8">
            <text:p>43,8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11">
            <text:p>11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9.53732832767395">
            <text:p>$9,54</text:p>
          </table:table-cell>
          <table:table-cell table:style-name="ce14" table:formula="of:=[.G4]/1.1" office:value-type="currency" office:currency="EUR" office:value="8.67029847970359">
            <text:p>8,67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0.55">
            <text:p>$0,55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5">
            <text:p>5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-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14.0639269406393">
            <text:p>14,06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0,5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Land</text:p>
          </table:table-cell>
          <table:table-cell office:value-type="percentage" office:value="-0.02">
            <text:p>-2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Gladstone">
            <text:p>Gladston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formula="of:=[Schnell.B2]" office:value-type="currency" office:currency="EUR" office:value="14.8">
            <text:p>14,8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13]+[.F16]+[.H9]" office:value-type="percentage" office:value="0.095">
            <text:p>9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16.1847418821636">
            <text:p>$16,18</text:p>
          </table:table-cell>
          <table:table-cell table:style-name="ce12" table:formula="of:=[.G2]/1.1" office:value-type="currency" office:currency="EUR" office:value="14.7134017110578">
            <text:p>14,71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table:formula="of:=[Schnell.B3]" office:value-type="float" office:value="616">
            <text:p>616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11">
            <text:p>11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12.8320417499613">
            <text:p>$12,83</text:p>
          </table:table-cell>
          <table:table-cell table:style-name="ce13" table:formula="of:=[.G3]/1.1" office:value-type="currency" office:currency="EUR" office:value="11.6654924999648">
            <text:p>11,67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11.8607359761842">
            <text:p>11,86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43.8">
            <text:p>43,8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25">
            <text:p>12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10.5531807369655">
            <text:p>$10,55</text:p>
          </table:table-cell>
          <table:table-cell table:style-name="ce14" table:formula="of:=[.G4]/1.1" office:value-type="currency" office:currency="EUR" office:value="9.59380066996867">
            <text:p>9,59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0.74">
            <text:p>$0,74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5">
            <text:p>5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-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14.0639269406393">
            <text:p>14,06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table:formula="of:=[Schnell.H8]" office:value-type="string" office:string-value="0,5 M">
            <text:p>0,5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Land</text:p>
          </table:table-cell>
          <table:table-cell office:value-type="percentage" office:value="-0.02">
            <text:p>-2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6">26.03.2023</text:date>, <text:time>17:52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3-26T17:52:32.66</dc:date>
    <dc:creator>aaa </dc:creator>
    <meta:editing-duration>P3DT47M1S</meta:editing-duration>
    <meta:editing-cycles>53</meta:editing-cycles>
    <meta:generator>OpenOffice/4.1.5$Win32 OpenOffice.org_project/415m1$Build-9789</meta:generator>
    <meta:document-statistic meta:table-count="2" meta:cell-count="180" meta:object-count="0"/>
  </office:meta>
</office:document-meta>
</file>